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90.2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179.4pt"/>
    </style:style>
    <style:style style:name="co5" style:family="table-column">
      <style:table-column-properties fo:break-before="auto" style:column-width="33.36pt"/>
    </style:style>
    <style:style style:name="co6" style:family="table-column">
      <style:table-column-properties fo:break-before="auto" style:column-width="124.61pt"/>
    </style:style>
    <style:style style:name="co7" style:family="table-column">
      <style:table-column-properties fo:break-before="auto" style:column-width="234.14pt"/>
    </style:style>
    <style:style style:name="co8" style:family="table-column">
      <style:table-column-properties fo:break-before="auto" style:column-width="57.86pt"/>
    </style:style>
    <style:style style:name="co9" style:family="table-column">
      <style:table-column-properties fo:break-before="auto" style:column-width="119.06pt"/>
    </style:style>
    <style:style style:name="co10" style:family="table-column">
      <style:table-column-properties fo:break-before="auto" style:column-width="101.85pt"/>
    </style:style>
    <style:style style:name="co11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73.3pt"/>
    </style:style>
    <style:style style:name="co13" style:family="table-column">
      <style:table-column-properties fo:break-before="auto" style:column-width="138.1pt"/>
    </style:style>
    <style:style style:name="co14" style:family="table-column">
      <style:table-column-properties fo:break-before="auto" style:column-width="92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9.5pt" fo:break-before="auto" style:use-optimal-row-height="true"/>
    </style:style>
    <style:style style:name="ta1" style:family="table" style:master-page-name="ETF_20_publication_20_year">
      <style:table-properties table:display="true" style:writing-mode="lr-tb"/>
    </style:style>
    <style:style style:name="ta2" style:family="table" style:master-page-name="ETF_20_list">
      <style:table-properties table:display="true" style:writing-mode="lr-tb"/>
    </style:style>
    <style:style style:name="ta3" style:family="table" style:master-page-name="ETF_20_authors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fo:background-color="#d9d9d9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able-cell-properties fo:background-color="#bfbfbf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>
      <style:table-cell-properties fo:background-color="#ffc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distribute"/>
      <style:paragraph-properties fo:text-align="start" css3t:text-justify="distribute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fo:background-color="#dce6f2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ackground-color="#d99694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9" style:family="table-cell" style:parent-style-name="Default">
      <style:table-cell-properties fo:background-color="#ccc1da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font-size="9pt" style:font-size-asian="9pt" style:font-size-complex="9pt"/>
    </style:style>
    <style:style style:name="ce40" style:family="table-cell" style:parent-style-name="Default">
      <style:table-cell-properties fo:background-color="#ffff00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font-size="9pt" style:font-size-asian="9pt" style:font-size-complex="9pt"/>
    </style:style>
    <style:style style:name="ce41" style:family="table-cell" style:parent-style-name="Default">
      <style:table-cell-properties fo:background-color="#f79646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blicationYear" table:style-name="ta1">
        <office:forms form:automatic-focus="false" form:apply-design-mode="false"/>
        <table:table-column table:style-name="co1" table:number-columns-repeated="2" table:default-cell-style-name="ce24"/>
        <table:table-column table:style-name="co2" table:default-cell-style-name="ce24"/>
        <table:table-column table:style-name="co1" table:number-columns-repeated="1021" table:default-cell-style-name="ce24"/>
        <table:table-row table:style-name="ro1"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number of textbooks</text:p>
          </table:table-cell>
          <table:table-cell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10" calcext:value-type="float">
            <text:p>2010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2011" calcext:value-type="float">
            <text:p>201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12" calcext:value-type="float">
            <text:p>201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23" office:value-type="float" office:value="2013" calcext:value-type="float">
            <text:p>2013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14" calcext:value-type="float">
            <text:p>2014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2">
        <office:forms form:automatic-focus="false" form:apply-design-mode="false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1" table:default-cell-style-name="ce24"/>
        <table:table-column table:style-name="co9" table:default-cell-style-name="ce24"/>
        <table:table-column table:style-name="co1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" table:number-columns-repeated="1012" table:default-cell-style-name="ce24"/>
        <table:table-row table:style-name="ro2">
          <table:table-cell table:style-name="ce3" office:value-type="string" calcext:value-type="string">
            <text:p>num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author(s)</text:p>
          </table:table-cell>
          <table:table-cell table:style-name="ce5" office:value-type="string" calcext:value-type="string">
            <text:p>URL</text:p>
          </table:table-cell>
          <table:table-cell table:style-name="ce8" office:value-type="string" calcext:value-type="string">
            <text:p>publisher(s)</text:p>
          </table:table-cell>
          <table:table-cell table:style-name="ce8" office:value-type="string" calcext:value-type="string">
            <text:p>hyperlinks</text:p>
          </table:table-cell>
          <table:table-cell table:style-name="ce8" office:value-type="string" calcext:value-type="string">
            <text:p>licence</text:p>
          </table:table-cell>
          <table:table-cell table:style-name="ce8" office:value-type="string" calcext:value-type="string">
            <text:p>letter</text:p>
          </table:table-cell>
          <table:table-cell table:style-name="ce3" office:value-type="string" calcext:value-type="string">
            <text:p>number of author(s)</text:p>
          </table:table-cell>
          <table:table-cell table:style-name="ce8" office:value-type="string" calcext:value-type="string">
            <text:p>application of free software</text:p>
          </table:table-cell>
          <table:table-cell table:style-name="ce8" office:value-type="string" calcext:value-type="string">
            <text:p>application of open hardware</text:p>
          </table:table-cell>
          <table:table-cell table:number-columns-repeated="101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Električne mašine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string" calcext:value-type="string">
            <text:p>Slobodan N. Vukosavić</text:p>
          </table:table-cell>
          <table:table-cell table:style-name="ce7" office:value-type="string" calcext:value-type="string">
            <text:p><text:a xlink:href="https://www.etf.bg.ac.rs/uploads/files/udzbenici/knjiga_elektricne_masine.pdf" xlink:type="simple">https://www.etf.bg.ac.rs/uploads/files/udzbenici/knjiga_elektricne_masine.pdf </text:a></text:p>
          </table:table-cell>
          <table:table-cell table:style-name="ce9" office:value-type="string" calcext:value-type="string">
            <text:p>ETF, AM</text:p>
          </table:table-cell>
          <table:table-cell table:style-name="ce4" office:value-type="string" calcext:value-type="string">
            <text:p>no</text:p>
          </table:table-cell>
          <table:table-cell table:style-name="ce12" office:value-type="string" calcext:value-type="string">
            <text:p>not stated</text:p>
          </table:table-cell>
          <table:table-cell table:style-name="ce9" office:value-type="string" calcext:value-type="string">
            <text:p>Cyrillic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Fizička elektronika čvrstog tela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string" calcext:value-type="string">
            <text:p>Jelena Radovanović, Vitomir Milanović</text:p>
          </table:table-cell>
          <table:table-cell table:style-name="ce7" office:value-type="string" calcext:value-type="string">
            <text:p><text:a xlink:href="https://www.etf.bg.ac.rs/uploads/files/udzbenici/Fizicka_elektronika_cvrstog_tela_2010.pdf" xlink:type="simple">https://www.etf.bg.ac.rs/uploads/files/udzbenici/Fizicka_elektronika_cvrstog_tela_2010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o</text:p>
          </table:table-cell>
          <table:table-cell table:style-name="ce12" office:value-type="string" calcext:value-type="string">
            <text:p>not stated</text:p>
          </table:table-cell>
          <table:table-cell table:style-name="ce4" office:value-type="string" calcext:value-type="string">
            <text:p>Latin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Mikrotalasna pasivna kola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string" calcext:value-type="string">
            <text:p>Vladimir V Petrović, Dejan V. Tošić, Antonije R. Đorđević</text:p>
          </table:table-cell>
          <table:table-cell table:style-name="ce7" office:value-type="string" calcext:value-type="string">
            <text:p><text:a xlink:href="https://www.etf.bg.ac.rs/uploads/files/udzbenici/MPK_2010.pdf" xlink:type="simple">https://www.etf.bg.ac.rs/uploads/files/udzbenici/MPK_2010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o</text:p>
          </table:table-cell>
          <table:table-cell table:style-name="ce12" office:value-type="string" calcext:value-type="string">
            <text:p>not stated</text:p>
          </table:table-cell>
          <table:table-cell table:style-name="ce9" office:value-type="string" calcext:value-type="string">
            <text:p>Cyrillic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Programiranje u realnom vremenu – Skrpita sa praktikumom i rešenim zadacima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string" calcext:value-type="string">
            <text:p>Dragan Milićev, Bojan Furlan</text:p>
          </table:table-cell>
          <table:table-cell table:style-name="ce7" office:value-type="string" calcext:value-type="string">
            <text:p><text:a xlink:href="https://www.etf.bg.ac.rs/uploads/files/udzbenici/Skripta_PRV.pdf" xlink:type="simple">https://www.etf.bg.ac.rs/uploads/files/udzbenici/Skripta_PRV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o</text:p>
          </table:table-cell>
          <table:table-cell table:style-name="ce12" office:value-type="string" calcext:value-type="string">
            <text:p>not stated</text:p>
          </table:table-cell>
          <table:table-cell table:style-name="ce4" office:value-type="string" calcext:value-type="string">
            <text:p>Latin</text:p>
          </table:table-cell>
          <table:table-cell table:style-name="ce16" office:value-type="float" office:value="2" calcext:value-type="float">
            <text:p>2</text:p>
          </table:table-cell>
          <table:table-cell table:style-name="ce11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Udžbenik za poslovnu komunikaciju na ruskom jeziku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string" calcext:value-type="string">
            <text:p>Milena Slavić</text:p>
          </table:table-cell>
          <table:table-cell table:style-name="ce7" office:value-type="string" calcext:value-type="string">
            <text:p><text:a xlink:href="https://www.etf.bg.ac.rs/uploads/files/udzbenici/udzbenik-ruski-sadrzaj.pdf" xlink:type="simple">https://www.etf.bg.ac.rs/uploads/files/udzbenici/udzbenik-ruski-sadrzaj.pdf </text:a></text:p>
          </table:table-cell>
          <table:table-cell table:style-name="ce4" office:value-type="string" calcext:value-type="string">
            <text:p>ETF</text:p>
          </table:table-cell>
          <table:table-cell table:style-name="ce11" office:value-type="string" calcext:value-type="string">
            <text:p>YES</text:p>
          </table:table-cell>
          <table:table-cell table:style-name="ce12" office:value-type="string" calcext:value-type="string">
            <text:p>not stated</text:p>
          </table:table-cell>
          <table:table-cell table:style-name="ce9" office:value-type="string" calcext:value-type="string">
            <text:p>Cyrillic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Zbirka zadataka iz elemenata elektronskih uređaj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string" calcext:value-type="string">
            <text:p>Rifat Ramović, Slobodan Petričević, Peđa Mihailović</text:p>
          </table:table-cell>
          <table:table-cell table:style-name="ce7" office:value-type="string" calcext:value-type="string">
            <text:p><text:a xlink:href="https://www.etf.bg.ac.rs/uploads/files/udzbenici/zbirka_eeu.pdf" xlink:type="simple">https://www.etf.bg.ac.rs/uploads/files/udzbenici/zbirka_eeu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o</text:p>
          </table:table-cell>
          <table:table-cell table:style-name="ce12" office:value-type="string" calcext:value-type="string">
            <text:p>not stated</text:p>
          </table:table-cell>
          <table:table-cell table:style-name="ce4" office:value-type="string" calcext:value-type="string">
            <text:p>Latin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Praktikum iz elektroakustike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Dragana Šumarac Pavlović</text:p>
          </table:table-cell>
          <table:table-cell table:style-name="ce7" office:value-type="string" calcext:value-type="string">
            <text:p><text:a xlink:href="https://www.etf.bg.ac.rs/uploads/files/udzbenici/Praktikum_iz_elektroakustike.pdf" xlink:type="simple">https://www.etf.bg.ac.rs/uploads/files/udzbenici/Praktikum_iz_elektroakustike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o</text:p>
          </table:table-cell>
          <table:table-cell table:style-name="ce12" office:value-type="string" calcext:value-type="string">
            <text:p>not stated</text:p>
          </table:table-cell>
          <table:table-cell table:style-name="ce4" office:value-type="string" calcext:value-type="string">
            <text:p>Lati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Zbirka rešenih zadataka iz Telekomunikacionih merenja 1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Milan Bjelica</text:p>
          </table:table-cell>
          <table:table-cell table:style-name="ce7" office:value-type="string" calcext:value-type="string">
            <text:p><text:a xlink:href="https://www.etf.bg.ac.rs/uploads/files/udzbenici/Telekomunikaciona_merenja_1_-_Zbirka_resenih_zadataka.pdf" xlink:type="simple">https://www.etf.bg.ac.rs/uploads/files/udzbenici/Telekomunikaciona_merenja_1_-_Zbirka_resenih_zadataka.pdf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o</text:p>
          </table:table-cell>
          <table:table-cell table:style-name="ce13" office:value-type="string" calcext:value-type="string">
            <text:p>CC BY 3.0 RS</text:p>
          </table:table-cell>
          <table:table-cell table:style-name="ce4" office:value-type="string" calcext:value-type="string">
            <text:p>Latin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Modeliranje i simulacija u telekomunikacijam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Milan Bjelica</text:p>
          </table:table-cell>
          <table:table-cell table:style-name="ce7" office:value-type="string" calcext:value-type="string">
            <text:p><text:a xlink:href="https://www.etf.bg.ac.rs/uploads/files/udzbenici/Modeliranje_i_simulacija_u_telekomunikacijama.pdf" xlink:type="simple">https://www.etf.bg.ac.rs/uploads/files/udzbenici/Modeliranje_i_simulacija_u_telekomunikacijama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o</text:p>
          </table:table-cell>
          <table:table-cell table:style-name="ce13" office:value-type="string" calcext:value-type="string">
            <text:p>CC BY 3.0 RS</text:p>
          </table:table-cell>
          <table:table-cell table:style-name="ce4" office:value-type="string" calcext:value-type="string">
            <text:p>Latin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Principi pozicioniranja u ćelijskim radio sistemim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string" calcext:value-type="string">
            <text:p>Mirjana Simić-Pejović</text:p>
          </table:table-cell>
          <table:table-cell table:style-name="ce7" office:value-type="string" calcext:value-type="string">
            <text:p><text:a xlink:href="https://www.etf.bg.ac.rs/uploads/files/udzbenici/PPR.pdf" xlink:type="simple">https://www.etf.bg.ac.rs/uploads/files/udzbenici/PPR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o</text:p>
          </table:table-cell>
          <table:table-cell table:style-name="ce14" office:value-type="string" calcext:value-type="string">
            <text:p>CC BY 4.0</text:p>
          </table:table-cell>
          <table:table-cell table:style-name="ce4" office:value-type="string" calcext:value-type="string">
            <text:p>Lati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Princip rada i primena osciloskop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string" calcext:value-type="string">
            <text:p>Predrag Pejović</text:p>
          </table:table-cell>
          <table:table-cell table:style-name="ce7" office:value-type="string" calcext:value-type="string">
            <text:p><text:a xlink:href="https://www.etf.bg.ac.rs/uploads/files/udzbenici/osc-a4-book.pdf" xlink:type="simple">https://www.etf.bg.ac.rs/uploads/files/udzbenici/osc-a4-book.pdf </text:a></text:p>
          </table:table-cell>
          <table:table-cell table:style-name="ce4" office:value-type="string" calcext:value-type="string">
            <text:p>ETF</text:p>
          </table:table-cell>
          <table:table-cell table:style-name="ce11" office:value-type="string" calcext:value-type="string">
            <text:p>YES</text:p>
          </table:table-cell>
          <table:table-cell table:style-name="ce14" office:value-type="string" calcext:value-type="string">
            <text:p>CC BY 4.0</text:p>
          </table:table-cell>
          <table:table-cell table:style-name="ce4" office:value-type="string" calcext:value-type="string">
            <text:p>Latin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Metode i instrumentacija za električna merenj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string" calcext:value-type="string">
            <text:p>Nadica Miljković</text:p>
          </table:table-cell>
          <table:table-cell table:style-name="ce7" office:value-type="string" calcext:value-type="string">
            <text:p><text:a xlink:href="https://www.etf.bg.ac.rs/uploads/files/udzbenici/NMiljkovic_Metode_i_instrumentacija_za_elektricna_merenja.pdf" xlink:type="simple">https://www.etf.bg.ac.rs/uploads/files/udzbenici/NMiljkovic_Metode_i_instrumentacija_za_elektricna_merenja.pdf</text:a></text:p>
          </table:table-cell>
          <table:table-cell table:style-name="ce4" office:value-type="string" calcext:value-type="string">
            <text:p>ETF</text:p>
          </table:table-cell>
          <table:table-cell table:style-name="ce11" office:value-type="string" calcext:value-type="string">
            <text:p>YES</text:p>
          </table:table-cell>
          <table:table-cell table:style-name="ce14" office:value-type="string" calcext:value-type="string">
            <text:p>CC BY 4.0</text:p>
          </table:table-cell>
          <table:table-cell table:style-name="ce4" office:value-type="string" calcext:value-type="string">
            <text:p>Latin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Elementi elektronike – digitalna kol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string" calcext:value-type="string">
            <text:p>Vujo Drndarević</text:p>
          </table:table-cell>
          <table:table-cell table:style-name="ce7" office:value-type="string" calcext:value-type="string">
            <text:p><text:a xlink:href="https://www.etf.bg.ac.rs/uploads/files/udzbenici/ElementiElektronike_DigitalnaKola.pdf" xlink:type="simple">https://www.etf.bg.ac.rs/uploads/files/udzbenici/ElementiElektronike_DigitalnaKola.pdf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o</text:p>
          </table:table-cell>
          <table:table-cell table:style-name="ce15" office:value-type="string" calcext:value-type="string">
            <text:p>copyright</text:p>
          </table:table-cell>
          <table:table-cell table:style-name="ce4" office:value-type="string" calcext:value-type="string">
            <text:p>Lati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Energetski pretvarači 1 – Osnovne topologije energetskih pretvarač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string" calcext:value-type="string">
            <text:p>Miloš R. Nedeljković, Srđan L. Srdić</text:p>
          </table:table-cell>
          <table:table-cell table:style-name="ce7" office:value-type="string" calcext:value-type="string">
            <text:p><text:a xlink:href="https://www.etf.bg.ac.rs/uploads/files/udzbenici/Energetski_pretvaraci_1_13E013EP1.pdf" xlink:type="simple">https://www.etf.bg.ac.rs/uploads/files/udzbenici/Energetski_pretvaraci_1_13E013EP1.pdf </text:a></text:p>
          </table:table-cell>
          <table:table-cell table:style-name="ce9" office:value-type="string" calcext:value-type="string">
            <text:p>ETF, AM</text:p>
          </table:table-cell>
          <table:table-cell table:style-name="ce4" office:value-type="string" calcext:value-type="string">
            <text:p>no</text:p>
          </table:table-cell>
          <table:table-cell table:style-name="ce12" office:value-type="string" calcext:value-type="string">
            <text:p>not stated</text:p>
          </table:table-cell>
          <table:table-cell table:style-name="ce4" office:value-type="string" calcext:value-type="string">
            <text:p>Latin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Energetski pretvarači 2 – Topologije energetskih pretvarač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string" calcext:value-type="string">
            <text:p>Miloš R. Nedeljković</text:p>
          </table:table-cell>
          <table:table-cell table:style-name="ce7" office:value-type="string" calcext:value-type="string">
            <text:p><text:a xlink:href="https://www.etf.bg.ac.rs/uploads/files/udzbenici/Energetski%20pretvaraci%202%20-%20Topologije%20energetskih%20pretvaraca.pdf" xlink:type="simple">https://www.etf.bg.ac.rs/uploads/files/udzbenici/Energetski%20pretvaraci%202%20-%20Topologije%20energetskih%20pretvaraca.pdf </text:a></text:p>
          </table:table-cell>
          <table:table-cell table:style-name="ce9" office:value-type="string" calcext:value-type="string">
            <text:p>ETF, AM</text:p>
          </table:table-cell>
          <table:table-cell table:style-name="ce4" office:value-type="string" calcext:value-type="string">
            <text:p>no</text:p>
          </table:table-cell>
          <table:table-cell table:style-name="ce12" office:value-type="string" calcext:value-type="string">
            <text:p>not stated</text:p>
          </table:table-cell>
          <table:table-cell table:style-name="ce4" office:value-type="string" calcext:value-type="string">
            <text:p>Lati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Upravljanje radioaktivnih otpadom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string" calcext:value-type="string">
            <text:p>Olivera Ciraj Bjelac, Milan Vujović</text:p>
          </table:table-cell>
          <table:table-cell table:style-name="ce7" office:value-type="string" calcext:value-type="string">
            <text:p><text:a xlink:href="https://www.etf.bg.ac.rs/uploads/files/udzbenici/Upravljanje%20RAO%20OCB%20i%20MV_elektronski_udzbenik.pdf" xlink:type="simple">https://www.etf.bg.ac.rs/uploads/files/udzbenici/Upravljanje%20RAO%20OCB%20i%20MV_elektronski_udzbenik.pdf </text:a></text:p>
          </table:table-cell>
          <table:table-cell table:style-name="ce9" office:value-type="string" calcext:value-type="string">
            <text:p>ETF, AM</text:p>
          </table:table-cell>
          <table:table-cell table:style-name="ce4" office:value-type="string" calcext:value-type="string">
            <text:p>no</text:p>
          </table:table-cell>
          <table:table-cell table:style-name="ce12" office:value-type="string" calcext:value-type="string">
            <text:p>not stated</text:p>
          </table:table-cell>
          <table:table-cell table:style-name="ce4" office:value-type="string" calcext:value-type="string">
            <text:p>Latin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Elektroakustika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string" calcext:value-type="string">
            <text:p>Dragana Šumarac Pavlović, Miomir Mijić</text:p>
          </table:table-cell>
          <table:table-cell table:style-name="ce7" office:value-type="string" calcext:value-type="string">
            <text:p><text:a xlink:href="https://www.etf.bg.ac.rs/uploads/files/udzbenici/Elektroakustika_Dragana_Šumarac_Pavlović_Miomir_Mijic.pdf" xlink:type="simple">https://www.etf.bg.ac.rs/uploads/files/udzbenici/Elektroakustika_Dragana_Šumarac_Pavlović_Miomir_Mijic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o</text:p>
          </table:table-cell>
          <table:table-cell table:style-name="ce12" office:value-type="string" calcext:value-type="string">
            <text:p>not stated</text:p>
          </table:table-cell>
          <table:table-cell table:style-name="ce4" office:value-type="string" calcext:value-type="string">
            <text:p>Latin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Programski jezik Python: skripta za studente telekomunikacija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Milan Bjelica</text:p>
          </table:table-cell>
          <table:table-cell table:style-name="ce7" office:value-type="string" calcext:value-type="string">
            <text:p><text:a xlink:href="https://www.etf.bg.ac.rs/uploads/files/udzbenici/python_ot.pdf" xlink:type="simple">https://www.etf.bg.ac.rs/uploads/files/udzbenici/python_ot.pdf </text:a></text:p>
          </table:table-cell>
          <table:table-cell table:style-name="ce4" office:value-type="string" calcext:value-type="string">
            <text:p>ETF</text:p>
          </table:table-cell>
          <table:table-cell table:style-name="ce11" office:value-type="string" calcext:value-type="string">
            <text:p>YES</text:p>
          </table:table-cell>
          <table:table-cell table:style-name="ce14" office:value-type="string" calcext:value-type="string">
            <text:p>CC BY 4.0</text:p>
          </table:table-cell>
          <table:table-cell table:style-name="ce4" office:value-type="string" calcext:value-type="string">
            <text:p>Latin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Personalizovane aplikacije: teorija i praksa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Milan Bjelica</text:p>
          </table:table-cell>
          <table:table-cell table:style-name="ce7" office:value-type="string" calcext:value-type="string">
            <text:p><text:a xlink:href="https://www.etf.bg.ac.rs/uploads/files/udzbenici/pts.pdf" xlink:type="simple">https://www.etf.bg.ac.rs/uploads/files/udzbenici/pts.pdf </text:a></text:p>
          </table:table-cell>
          <table:table-cell table:style-name="ce4" office:value-type="string" calcext:value-type="string">
            <text:p>ETF</text:p>
          </table:table-cell>
          <table:table-cell table:style-name="ce11" office:value-type="string" calcext:value-type="string">
            <text:p>YES</text:p>
          </table:table-cell>
          <table:table-cell table:style-name="ce14" office:value-type="string" calcext:value-type="string">
            <text:p>CC BY 4.0</text:p>
          </table:table-cell>
          <table:table-cell table:style-name="ce4" office:value-type="string" calcext:value-type="string">
            <text:p>Latin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Konstruisanje elektronskih uređaja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Slobodan Petričević, Petar Atanasijević</text:p>
          </table:table-cell>
          <table:table-cell table:style-name="ce7" office:value-type="string" calcext:value-type="string">
            <text:p><text:a xlink:href="https://www.etf.bg.ac.rs/uploads/files/udzbenici/Konstruisanje%20Elektronskih%20Uređaja.pdf" xlink:type="simple">https://www.etf.bg.ac.rs/uploads/files/udzbenici/Konstruisanje%20Elektronskih%20Uređaja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o</text:p>
          </table:table-cell>
          <table:table-cell table:style-name="ce12" office:value-type="string" calcext:value-type="string">
            <text:p>not stated</text:p>
          </table:table-cell>
          <table:table-cell table:style-name="ce4" office:value-type="string" calcext:value-type="string">
            <text:p>Latin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Laboratorijske vežbe iz električnih merenja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Predrag Pejović</text:p>
          </table:table-cell>
          <table:table-cell table:style-name="ce7" office:value-type="string" calcext:value-type="string">
            <text:p><text:a xlink:href="https://www.etf.bg.ac.rs/uploads/files/udzbenici/Predrag_Pejovic_Laboratorijske_vezbe_iz_elektricnih_merenja.pdf" xlink:type="simple">https://www.etf.bg.ac.rs/uploads/files/udzbenici/Predrag_Pejovic_Laboratorijske_vezbe_iz_elektricnih_merenja.pdf </text:a></text:p>
          </table:table-cell>
          <table:table-cell table:style-name="ce10" office:value-type="string" calcext:value-type="string">
            <text:p>author</text:p>
          </table:table-cell>
          <table:table-cell table:style-name="ce11" office:value-type="string" calcext:value-type="string">
            <text:p>YES</text:p>
          </table:table-cell>
          <table:table-cell table:style-name="ce14" office:value-type="string" calcext:value-type="string">
            <text:p>CC BY 4.0</text:p>
          </table:table-cell>
          <table:table-cell table:style-name="ce4" office:value-type="string" calcext:value-type="string">
            <text:p>Latin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Numerička matematika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Nataša Ćirović</text:p>
          </table:table-cell>
          <table:table-cell table:style-name="ce7" office:value-type="string" calcext:value-type="string">
            <text:p><text:a xlink:href="https://www.etf.bg.ac.rs/uploads/files/udzbenici/Natasa_Cirovic_Numericka_matematika.pdf" xlink:type="simple">https://www.etf.bg.ac.rs/uploads/files/udzbenici/Natasa_Cirovic_Numericka_matematika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o</text:p>
          </table:table-cell>
          <table:table-cell table:style-name="ce14" office:value-type="string" calcext:value-type="string">
            <text:p>CC BY 4.0</text:p>
          </table:table-cell>
          <table:table-cell table:style-name="ce9" office:value-type="string" calcext:value-type="string">
            <text:p>Cyrillic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Odabrana poglavlja telekomunikacija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Milan Bjelica</text:p>
          </table:table-cell>
          <table:table-cell table:style-name="ce7" office:value-type="string" calcext:value-type="string">
            <text:p><text:a xlink:href="https://www.etf.bg.ac.rs/uploads/files/udzbenici/zbirka_odabrana_telekom.pdf" xlink:type="simple">https://www.etf.bg.ac.rs/uploads/files/udzbenici/zbirka_odabrana_telekom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o</text:p>
          </table:table-cell>
          <table:table-cell table:style-name="ce13" office:value-type="string" calcext:value-type="string">
            <text:p>CC BY 3.0 RS</text:p>
          </table:table-cell>
          <table:table-cell table:style-name="ce4" office:value-type="string" calcext:value-type="string">
            <text:p>Latin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YES</text:p>
          </table:table-cell>
          <table:table-cell table:style-name="ce23" office:value-type="string" calcext:value-type="string">
            <text:p>?</text:p>
          </table:table-cell>
          <table:table-cell table:number-columns-repeated="1012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Identifikacija procesa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Branko D. Kovačević, Goran S. Kvaščev</text:p>
          </table:table-cell>
          <table:table-cell table:style-name="ce7" office:value-type="string" calcext:value-type="string">
            <text:p><text:a xlink:href="https://www.etf.bg.ac.rs/uploads/files/udzbenici/IP_knjiga_e_izdanje.pdf" xlink:type="simple">https://www.etf.bg.ac.rs/uploads/files/udzbenici/IP_knjiga_e_izdanje.pdf </text:a></text:p>
          </table:table-cell>
          <table:table-cell table:style-name="ce9" office:value-type="string" calcext:value-type="string">
            <text:p>ETF, AM</text:p>
          </table:table-cell>
          <table:table-cell table:style-name="ce4" office:value-type="string" calcext:value-type="string">
            <text:p>no</text:p>
          </table:table-cell>
          <table:table-cell table:style-name="ce15" office:value-type="string" calcext:value-type="string">
            <text:p>copyright</text:p>
          </table:table-cell>
          <table:table-cell table:style-name="ce4" office:value-type="string" calcext:value-type="string">
            <text:p>Latin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Računarske mreže 2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Pavle Vuletić</text:p>
          </table:table-cell>
          <table:table-cell table:style-name="ce7" office:value-type="string" calcext:value-type="string">
            <text:p><text:a xlink:href="https://www.etf.bg.ac.rs/uploads/files/udzbenici/Racunarske%20mreze%202%20-%20CIP.pdf" xlink:type="simple">https://www.etf.bg.ac.rs/uploads/files/udzbenici/Racunarske%20mreze%202%20-%20CIP.pdf </text:a></text:p>
          </table:table-cell>
          <table:table-cell table:style-name="ce4" office:value-type="string" calcext:value-type="string">
            <text:p>ETF</text:p>
          </table:table-cell>
          <table:table-cell table:style-name="ce11" office:value-type="string" calcext:value-type="string">
            <text:p>YES</text:p>
          </table:table-cell>
          <table:table-cell table:style-name="ce12" office:value-type="string" calcext:value-type="string">
            <text:p>not stated</text:p>
          </table:table-cell>
          <table:table-cell table:style-name="ce9" office:value-type="string" calcext:value-type="string">
            <text:p>Cyrillic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no</text:p>
          </table:table-cell>
          <table:table-cell table:number-columns-repeated="1012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IZAZOV 2017: Zbornik zadataka i odabranih studentskih rešenja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Nadica Miljković</text:p>
          </table:table-cell>
          <table:table-cell table:style-name="ce7" office:value-type="string" calcext:value-type="string">
            <text:p><text:a xlink:href="https://www.etf.bg.ac.rs/uploads/files/udzbenici/ZBORNIK_NMiljkovic.pdf" xlink:type="simple">https://www.etf.bg.ac.rs/uploads/files/udzbenici/ZBORNIK_NMiljkovic.pdf </text:a></text:p>
          </table:table-cell>
          <table:table-cell table:style-name="ce4" office:value-type="string" calcext:value-type="string">
            <text:p>ETF</text:p>
          </table:table-cell>
          <table:table-cell table:style-name="ce11" office:value-type="string" calcext:value-type="string">
            <text:p>YES</text:p>
          </table:table-cell>
          <table:table-cell table:style-name="ce14" office:value-type="string" calcext:value-type="string">
            <text:p>CC BY 4.0</text:p>
          </table:table-cell>
          <table:table-cell table:style-name="ce4" office:value-type="string" calcext:value-type="string">
            <text:p>Lati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101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or(s)" table:style-name="ta3">
        <office:forms form:automatic-focus="false" form:apply-design-mode="false"/>
        <table:table-column table:style-name="co1" table:default-cell-style-name="ce24"/>
        <table:table-column table:style-name="co13" table:default-cell-style-name="ce24"/>
        <table:table-column table:style-name="co1" table:default-cell-style-name="ce24"/>
        <table:table-column table:style-name="co14" table:default-cell-style-name="ce24"/>
        <table:table-column table:style-name="co1" table:number-columns-repeated="1020" table:default-cell-style-name="ce24"/>
        <table:table-row table:style-name="ro1"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name and surname</text:p>
          </table:table-cell>
          <table:table-cell table:style-name="ce3" office:value-type="string" calcext:value-type="string">
            <text:p>sex</text:p>
          </table:table-cell>
          <table:table-cell table:style-name="ce3" office:value-type="string" calcext:value-type="string">
            <text:p>number of textbooks</text:p>
          </table:table-cell>
          <table:table-cell table:number-columns-repeated="1020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ntonije R. Đorđević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Bojan Furlan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Branko D. Kovačević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Dejan V. Tošić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Dragan Miliće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Dragana Šumarac Pavlović</text:p>
          </table:table-cell>
          <table:table-cell table:style-name="ce39" office:value-type="string" calcext:value-type="string">
            <text:p>F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Goran S. Kvašče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Jelena Radovanović</text:p>
          </table:table-cell>
          <table:table-cell table:style-name="ce39" office:value-type="string" calcext:value-type="string">
            <text:p>F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Milan Bjelica</text:p>
          </table:table-cell>
          <table:table-cell table:style-name="ce23" office:value-type="string" calcext:value-type="string">
            <text:p>M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Milan Vujović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9" office:value-type="float" office:value="11" calcext:value-type="float">
            <text:p>11</text:p>
          </table:table-cell>
          <table:table-cell table:style-name="ce39" office:value-type="string" calcext:value-type="string">
            <text:p>Milena Slavnić</text:p>
          </table:table-cell>
          <table:table-cell table:style-name="ce39" office:value-type="string" calcext:value-type="string">
            <text:p>F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Miloš R. Nedeljković</text:p>
          </table:table-cell>
          <table:table-cell table:style-name="ce23" office:value-type="string" calcext:value-type="string">
            <text:p>M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Miomir Mijić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9" office:value-type="float" office:value="14" calcext:value-type="float">
            <text:p>14</text:p>
          </table:table-cell>
          <table:table-cell table:style-name="ce39" office:value-type="string" calcext:value-type="string">
            <text:p>Mirjana Simić-Pejović</text:p>
          </table:table-cell>
          <table:table-cell table:style-name="ce39" office:value-type="string" calcext:value-type="string">
            <text:p>F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Nadica Miljković</text:p>
          </table:table-cell>
          <table:table-cell table:style-name="ce39" office:value-type="string" calcext:value-type="string">
            <text:p>F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table:style-name="ce39" office:value-type="string" calcext:value-type="string">
            <text:p>Nataša Ćirović</text:p>
          </table:table-cell>
          <table:table-cell table:style-name="ce39" office:value-type="string" calcext:value-type="string">
            <text:p>F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table:style-name="ce39" office:value-type="string" calcext:value-type="string">
            <text:p>Olivera Ciraj Bjelac</text:p>
          </table:table-cell>
          <table:table-cell table:style-name="ce39" office:value-type="string" calcext:value-type="string">
            <text:p>F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Pavle Vuletić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Peđa Mihailović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Petar Atanasijević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Predrag Pejović</text:p>
          </table:table-cell>
          <table:table-cell table:style-name="ce23" office:value-type="string" calcext:value-type="string">
            <text:p>M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Rifat Ramović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Slobodan N. Vukosavić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Slobodan Petričević</text:p>
          </table:table-cell>
          <table:table-cell table:style-name="ce23" office:value-type="string" calcext:value-type="string">
            <text:p>M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Srđan Srdić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Vitomir Milanović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Vladimir V. Petrović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Vujo Drndarević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5">00/00/0000</text:date>, <text:time style:data-style-name="N2" text:time-value="22:22:33.7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ETF_20_authors" style:display-name="ETF auth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ETF_20_publication_20_year" style:display-name="ETF publication ye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ETF_20_list" style:display-name="ETF lis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ca Miljkovic</meta:initial-creator>
    <meta:creation-date>2018-08-30T10:14:41</meta:creation-date>
    <dc:date>2018-09-15T22:23:03.031000000</dc:date>
    <meta:generator>LibreOffice/6.0.3.2$Windows_X86_64 LibreOffice_project/8f48d515416608e3a835360314dac7e47fd0b821</meta:generator>
    <meta:editing-duration>PT29M34S</meta:editing-duration>
    <meta:editing-cycles>8</meta:editing-cycles>
    <meta:document-statistic meta:table-count="3" meta:cell-count="47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